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747b" officeooo:paragraph-rsid="0018747b"/>
    </style:style>
    <style:style style:name="P2" style:family="paragraph" style:parent-style-name="Standard">
      <style:paragraph-properties fo:text-align="start" style:justify-single-word="false"/>
      <style:text-properties officeooo:rsid="0018747b" officeooo:paragraph-rsid="0018747b"/>
    </style:style>
    <style:style style:name="P3" style:family="paragraph" style:parent-style-name="Standard">
      <style:paragraph-properties fo:text-align="start" style:justify-single-word="false"/>
      <style:text-properties officeooo:rsid="0019842b" officeooo:paragraph-rsid="0019842b"/>
    </style:style>
    <style:style style:name="P4" style:family="paragraph" style:parent-style-name="Standard">
      <style:paragraph-properties fo:text-align="start" style:justify-single-word="false"/>
      <style:text-properties officeooo:rsid="001a57e4" officeooo:paragraph-rsid="001a57e4"/>
    </style:style>
    <style:style style:name="P5" style:family="paragraph" style:parent-style-name="Standard">
      <style:paragraph-properties fo:text-align="start" style:justify-single-word="false"/>
      <style:text-properties officeooo:rsid="001bb971" officeooo:paragraph-rsid="001bb971"/>
    </style:style>
    <style:style style:name="P6" style:family="paragraph" style:parent-style-name="Standard">
      <style:paragraph-properties fo:text-align="start" style:justify-single-word="false"/>
      <style:text-properties officeooo:rsid="001ca482" officeooo:paragraph-rsid="001ca482"/>
    </style:style>
    <style:style style:name="T1" style:family="text">
      <style:text-properties officeooo:rsid="001b70b9"/>
    </style:style>
    <style:style style:name="T2" style:family="text">
      <style:text-properties officeooo:rsid="001bb9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cio <text:span text:style-name="T2">1</text:span></text:p>
      <text:p text:style-name="P1"/>
      <text:p text:style-name="P3">Criar um contador de letras</text:p>
      <text:p text:style-name="P3"/>
      <text:p text:style-name="P4">-Caixa de texto: toda vez que for digitado um caracter o programa deve verificar qual valor foi digitado e incremetar para cada le<text:span text:style-name="T1">t</text:span>ra digitad<text:span text:style-name="T1">a, mostrando em um painel com todos a letras no alfabeto. </text:span></text:p>
      <text:p text:style-name="P4"/>
      <text:p text:style-name="P5">Exercicio 2:</text:p>
      <text:p text:style-name="P5"/>
      <text:p text:style-name="P6">Criar um verificador de maioridade</text:p>
      <text:p text:style-name="P6"/>
      <text:p text:style-name="P6">Uma caixa de texto recebe o valor da idade e o programa verifica se é menor ou maior de idade, e deve-se mostrar uma mensagem(JOptionPane ou JLabel).</text:p>
      <text:p text:style-name="P5"/>
      <text:p text:style-name="P5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n Ricardo</meta:initial-creator>
    <meta:creation-date>2015-05-14T20:45:44.951474975</meta:creation-date>
    <dc:date>2015-05-14T20:52:31.338354909</dc:date>
    <dc:creator>Lenon Ricardo</dc:creator>
    <meta:editing-duration>PT6M45S</meta:editing-duration>
    <meta:editing-cycles>6</meta:editing-cycles>
    <meta:generator>LibreOffice/4.3.6.2$Linux_x86 LibreOffice_project/430$Build-2</meta:generator>
    <meta:document-statistic meta:table-count="0" meta:image-count="0" meta:object-count="0" meta:page-count="1" meta:paragraph-count="6" meta:word-count="75" meta:character-count="432" meta:non-whitespace-character-count="362"/>
  </office:meta>
</office:document-meta>
</file>